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ctors</text:h>
      <text:h text:style-name="Heading_20_3" text:outline-level="3">Primary Actor</text:h>
      <text:list text:style-name="L1">
        <text:list-item>
          <text:p text:style-name="P1"><text:span text:style-name="Strong_20_Emphasis">Personal Finance User (Individual)</text:span> – the person managing money, budgets, and investments via the app (<text:span text:style-name="Emphasis">real-time analysis, predictive budgeting, proactive optimization</text:span>). </text:p>
          <text:p text:style-name="P1"><text:s/></text:p>
        </text:list-item>
      </text:list>
      <text:h text:style-name="Heading_20_3" text:outline-level="3">Secondary Actors</text:h>
      <text:list text:style-name="L2">
        <text:list-item>
          <text:p text:style-name="P2"><text:span text:style-name="Strong_20_Emphasis">Financial Data Aggregator (Plaid API)</text:span> – enables secure connection to 12,000+ institutions (<text:span text:style-name="Emphasis">Product Ecosystem p.6</text:span>). </text:p>
          <text:p text:style-name="P2"><text:s/></text:p>
        </text:list-item>
        <text:list-item>
          <text:p text:style-name="P2"><text:span text:style-name="Strong_20_Emphasis">Financial Institutions (Banks/Credit Cards)</text:span> – provide transaction/balance data via aggregator. </text:p>
          <text:p text:style-name="P2"><text:s/></text:p>
        </text:list-item>
        <text:list-item>
          <text:p text:style-name="P2"><text:span text:style-name="Strong_20_Emphasis">Brokerage/Investment Accounts</text:span> – provide portfolio holdings/transactions for investment insights (<text:span text:style-name="Emphasis">Product Ecosystem p.6</text:span>). </text:p>
          <text:p text:style-name="P2"><text:s/></text:p>
        </text:list-item>
        <text:list-item>
          <text:p text:style-name="P2"><text:span text:style-name="Strong_20_Emphasis">Notification Service (Push/SMS/Email)</text:span> – delivers real-time alerts (<text:span text:style-name="Emphasis">Strategic Optimization p.7</text:span>). </text:p>
          <text:p text:style-name="P2"><text:s/></text:p>
        </text:list-item>
        <text:list-item>
          <text:p text:style-name="P2"><text:span text:style-name="Strong_20_Emphasis">Support/Admin</text:span> – handles user support, security/audit needs implied by “securely connects” and enterprise-grade security posture. </text:p>
          <text:p text:style-name="P2"><text:s/></text:p>
        </text:list-item>
      </text:list>
      <text:p text:style-name="Horizontal_20_Line"/>
      <text:h text:style-name="Heading_20_2" text:outline-level="2">Use Cases by Actor</text:h>
      <text:h text:style-name="Heading_20_3" text:outline-level="3">1) Personal Finance User (Primary)</text:h>
      <text:p text:style-name="Text_20_body"><text:span text:style-name="Strong_20_Emphasis">UC-01: Onboard / Create Profile</text:span></text:p>
      <text:list text:style-name="L3">
        <text:list-item>
          <text:p text:style-name="P3">Goal: Start using the platform and establish baseline preferences.</text:p>
        </text:list-item>
        <text:list-item>
          <text:p text:style-name="P3">Outcome: User profile created; initial preferences/goals captured (supports personalization). </text:p>
          <text:p text:style-name="P3"><text:s/></text:p>
        </text:list-item>
      </text:list>
      <text:p text:style-name="Text_20_body"><text:span text:style-name="Strong_20_Emphasis">UC-02: Connect Financial Accounts</text:span></text:p>
      <text:list text:style-name="L4">
        <text:list-item>
          <text:p text:style-name="P4"><text:soft-page-break/>Goal: Link bank/credit/investment accounts securely.</text:p>
        </text:list-item>
        <text:list-item>
          <text:p text:style-name="P4">Outcome: Accounts linked through Plaid; data available for analysis (<text:span text:style-name="Emphasis">connects to 12,000+ institutions</text:span>). </text:p>
          <text:p text:style-name="P4"><text:s/></text:p>
        </text:list-item>
      </text:list>
      <text:p text:style-name="Text_20_body"><text:span text:style-name="Strong_20_Emphasis">UC-03: View Spending Insights &amp; Trends</text:span></text:p>
      <text:list text:style-name="L5">
        <text:list-item>
          <text:p text:style-name="P5">Goal: Understand spending patterns and trends vs historical benchmarks.</text:p>
        </text:list-item>
        <text:list-item>
          <text:p text:style-name="P5">Outcome: Dashboard shows categorized spend and insights (<text:span text:style-name="Emphasis">real-time weekly insights</text:span>). </text:p>
          <text:p text:style-name="P5"><text:s/></text:p>
        </text:list-item>
      </text:list>
      <text:p text:style-name="Text_20_body"><text:span text:style-name="Strong_20_Emphasis">UC-04: Automated Categorization &amp; Recurring Detection</text:span></text:p>
      <text:list text:style-name="L6">
        <text:list-item>
          <text:p text:style-name="P6">Goal: Reduce manual tracking.</text:p>
        </text:list-item>
        <text:list-item>
          <text:p text:style-name="P6">Outcome: Transactions categorized; recurring cycles detected (<text:span text:style-name="Emphasis">Pattern Recognition agent</text:span>). </text:p>
          <text:p text:style-name="P6"><text:s/></text:p>
        </text:list-item>
      </text:list>
      <text:p text:style-name="Text_20_body"><text:span text:style-name="Strong_20_Emphasis">UC-05: Adaptive Budgeting</text:span></text:p>
      <text:list text:style-name="L7">
        <text:list-item>
          <text:p text:style-name="P7">Goal: Budgets adjust to life events/income fluctuations.</text:p>
        </text:list-item>
        <text:list-item>
          <text:p text:style-name="P7">Outcome: Dynamic budget ranges and recommendations (<text:span text:style-name="Emphasis">Adaptive Budgeting</text:span>). </text:p>
          <text:p text:style-name="P7"><text:s/></text:p>
        </text:list-item>
      </text:list>
      <text:p text:style-name="Text_20_body"><text:span text:style-name="Strong_20_Emphasis">UC-06: Forecast Upcoming Bills &amp; Cash-Flow Shortages</text:span></text:p>
      <text:list text:style-name="L8">
        <text:list-item>
          <text:p text:style-name="P8">Goal: Avoid overdrafts/surprises.</text:p>
        </text:list-item>
        <text:list-item>
          <text:p text:style-name="P8">Outcome: Forecasted bills + predicted shortfalls (e.g., <text:span text:style-name="Emphasis">30 days out</text:span> via Prediction Agent). </text:p>
          <text:p text:style-name="P8"><text:s/></text:p>
        </text:list-item>
      </text:list>
      <text:p text:style-name="Text_20_body"><text:span text:style-name="Strong_20_Emphasis">UC-07: Detect Anomalies &amp; Potential Fraud</text:span></text:p>
      <text:list text:style-name="L9">
        <text:list-item>
          <text:p text:style-name="P9">Goal: Identify unusual charges quickly.</text:p>
        </text:list-item>
        <text:list-item>
          <text:p text:style-name="P9">Outcome: Suspicious activity flagged in real time (<text:span text:style-name="Emphasis">Anomaly Detection</text:span>). </text:p>
          <text:p text:style-name="P9"><text:s/></text:p>
        </text:list-item>
      </text:list>
      <text:p text:style-name="Text_20_body"><text:span text:style-name="Strong_20_Emphasis">UC-08: Receive Real-Time Alerts &amp; Recommendations</text:span></text:p>
      <text:list text:style-name="L10">
        <text:list-item>
          <text:p text:style-name="P10">Goal: Act quickly on risks/opportunities.</text:p>
        </text:list-item>
        <text:list-item>
          <text:p text:style-name="P10">Outcome: Push notifications for anomalies and guidance (<text:span text:style-name="Emphasis">mobile-first real-time push notifications</text:span>). </text:p>
          <text:p text:style-name="P10"><text:s/></text:p>
        </text:list-item>
      </text:list>
      <text:p text:style-name="Text_20_body"><text:span text:style-name="Strong_20_Emphasis">UC-09: Find “Zombie” Subscriptions &amp; Cheaper Alternatives</text:span></text:p>
      <text:list text:style-name="L11">
        <text:list-item>
          <text:p text:style-name="P11"><text:soft-page-break/>Goal: Reduce waste and optimize recurring spend.</text:p>
        </text:list-item>
        <text:list-item>
          <text:p text:style-name="P11">Outcome: Subscriptions identified; alternative options suggested. </text:p>
          <text:p text:style-name="P11"><text:s/></text:p>
        </text:list-item>
      </text:list>
      <text:p text:style-name="Text_20_body"><text:span text:style-name="Strong_20_Emphasis">UC-10: Monitor Portfolio &amp; Get Investment Insights</text:span></text:p>
      <text:list text:style-name="L12">
        <text:list-item>
          <text:p text:style-name="P12">Goal: Improve investing decisions.</text:p>
        </text:list-item>
        <text:list-item>
          <text:p text:style-name="P12">Outcome: Asset allocation analysis, rebalancing suggestions, and tax-loss harvesting opportunities. </text:p>
          <text:p text:style-name="P12"><text:s/></text:p>
        </text:list-item>
      </text:list>
      <text:p text:style-name="Text_20_body"><text:span text:style-name="Strong_20_Emphasis">UC-11: Set Goals &amp; Personalize Experience</text:span></text:p>
      <text:list text:style-name="L13">
        <text:list-item>
          <text:p text:style-name="P13">Goal: Tailor insight depth and notification timing.</text:p>
        </text:list-item>
        <text:list-item>
          <text:p text:style-name="P13">Outcome: System adapts over time using the personalization/orchestration approach. </text:p>
          <text:p text:style-name="P13"><text:s/></text:p>
        </text:list-item>
      </text:list>
      <text:p text:style-name="Horizontal_20_Line"/>
      <text:h text:style-name="Heading_20_3" text:outline-level="3">2) Financial Data Aggregator (Plaid) (Secondary)</text:h>
      <text:p text:style-name="Text_20_body"><text:span text:style-name="Strong_20_Emphasis">UC-12: Authenticate &amp; Tokenize Account Access</text:span></text:p>
      <text:list text:style-name="L14">
        <text:list-item>
          <text:p text:style-name="P14">Provides secure connection workflow to institutions for read access. </text:p>
          <text:p text:style-name="P14"><text:s/></text:p>
        </text:list-item>
      </text:list>
      <text:p text:style-name="Text_20_body"><text:span text:style-name="Strong_20_Emphasis">UC-13: Sync Transactions/Balances/Holdings</text:span></text:p>
      <text:list text:style-name="L15">
        <text:list-item>
          <text:p text:style-name="P15">Supplies updated financial data for analysis and insights. </text:p>
          <text:p text:style-name="P15"><text:s/></text:p>
        </text:list-item>
      </text:list>
      <text:p text:style-name="Horizontal_20_Line"/>
      <text:h text:style-name="Heading_20_3" text:outline-level="3">3) Financial Institutions / Brokerages (Secondary)</text:h>
      <text:p text:style-name="Text_20_body"><text:span text:style-name="Strong_20_Emphasis">UC-14: Provide Source Data</text:span></text:p>
      <text:list text:style-name="L16">
        <text:list-item>
          <text:p text:style-name="P16">Transactions, balances, account metadata, investment positions (via aggregator). </text:p>
          <text:p text:style-name="P16"><text:s/></text:p>
        </text:list-item>
      </text:list>
      <text:p text:style-name="Horizontal_20_Line"/>
      <text:h text:style-name="Heading_20_3" text:outline-level="3">4) Notification Service (Secondary)</text:h>
      <text:p text:style-name="Text_20_body"><text:span text:style-name="Strong_20_Emphasis">UC-15: Deliver Alerts</text:span></text:p>
      <text:list text:style-name="L17">
        <text:list-item>
          <text:p text:style-name="P17">Push/SMS/email delivery for anomalies, reminders, and proactive insights. </text:p>
          <text:p text:style-name="P17"><text:soft-page-break/><text:s/></text:p>
        </text:list-item>
      </text:list>
      <text:p text:style-name="Horizontal_20_Line"/>
      <text:h text:style-name="Heading_20_3" text:outline-level="3">5) Support/Admin (Secondary)</text:h>
      <text:p text:style-name="Text_20_body"><text:span text:style-name="Strong_20_Emphasis">UC-16: Support Case Management</text:span></text:p>
      <text:list text:style-name="L18">
        <text:list-item>
          <text:p text:style-name="P18">Respond to connection issues, data disputes, onboarding help. </text:p>
          <text:p text:style-name="P18"><text:s/></text:p>
        </text:list-item>
      </text:list>
      <text:p text:style-name="Text_20_body"><text:span text:style-name="Strong_20_Emphasis">UC-17: Security / Audit Review</text:span></text:p>
      <text:list text:style-name="L19">
        <text:list-item>
          <text:p text:style-name="P19">Review logs and security posture (aligned to enterprise-grade security and audit trails)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6T19:38:58.231000000</meta:creation-date>
    <dc:date>2026-02-16T19:46:50.164000000</dc:date>
    <meta:editing-duration>PT7M57S</meta:editing-duration>
    <meta:editing-cycles>1</meta:editing-cycles>
    <meta:document-statistic meta:table-count="0" meta:image-count="0" meta:object-count="0" meta:page-count="4" meta:paragraph-count="82" meta:word-count="479" meta:character-count="3627" meta:non-whitespace-character-count="3213"/>
    <meta:generator>LibreOffice/7.6.4.1$Windows_X86_64 LibreOffice_project/e19e193f88cd6c0525a17fb7a176ed8e6a3e2aa1</meta:generator>
  </office:meta>
</office:document-meta>
</file>